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254cm" draw:marker-start-width="0.579cm" draw:marker-end-width="0.579cm" draw:fill="none" draw:textarea-vertical-align="middle" fo:padding-top="0.25cm" fo:padding-bottom="0.25cm" fo:padding-left="0.375cm" fo:padding-right="0.375cm"/>
    </style:style>
    <style:style style:name="gr2" style:family="graphic" style:parent-style-name="objectwithoutfill">
      <style:graphic-properties draw:stroke="dash" draw:stroke-dash="Fine_20_Dash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94bd5e" draw:marker-start-width="0.352cm" draw:marker-end-width="0.352cm" draw:fill="solid" draw:fill-color="#33cc66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7da647" draw:marker-start-width="0.352cm" draw:marker-end-width="0.352cm" draw:fill="solid" draw:fill-color="#33cc66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ffd320" draw:marker-start-width="0.352cm" draw:marker-end-width="0.352cm" draw:fill="solid" draw:fill-color="#cccc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8" style:family="graphic" style:parent-style-name="standard">
      <style:graphic-properties svg:stroke-width="0.102cm" svg:stroke-color="#ff0000" draw:marker-start-width="0.352cm" draw:marker-end-width="0.352cm" draw:fill="solid" draw:fill-color="#b84747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_20__28_var_29_" svg:stroke-width="0.102cm" draw:marker-start="Arrowheads_20_3" draw:marker-start-width="0.352cm" draw:marker-end="" draw:marker-end-width="0.352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Ultrafine_20_2_20_Dots_20_3_20_Dashes" svg:stroke-width="0.102cm" svg:stroke-color="#ff0000" draw:marker-start-width="0.352cm" draw:marker-end-width="0.352cm" draw:fill="none" draw:fill-color="#b80047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none" draw:stroke-dash="Ultrafine_20_Dashed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draw:stroke-dash="Ultrafine_20_Dashed" svg:stroke-width="0.102cm" svg:stroke-color="#ff0000" draw:marker-start-width="0.352cm" draw:marker-end="Arrowheads_20_2" draw:marker-end-width="0.352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832cm" svg:y1="14.076cm" svg:x2="18.326cm" svg:y2="14.076cm">
          <text:p/>
        </draw:line>
        <draw:line draw:style-name="gr2" draw:text-style-name="P1" draw:layer="layout" svg:x1="10.96cm" svg:y1="3.281cm" svg:x2="10.96cm" svg:y2="13.695cm">
          <text:p/>
        </draw:line>
        <draw:g>
          <draw:custom-shape draw:style-name="gr3" draw:text-style-name="P2" draw:layer="layout" svg:width="3.556cm" svg:height="2.667cm" svg:x="2.07cm" svg:y="6.71cm">
            <text:p text:style-name="P1"><text:span text:style-name="T1">Public</text:span></text:p>
            <text:p text:style-name="P1"><text:span text:style-name="T1">stabl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3" draw:text-style-name="P2" draw:layer="layout" svg:width="3.556cm" svg:height="2.667cm" svg:x="2.07cm" svg:y="10.52cm">
            <text:p text:style-name="P1"><text:span text:style-name="T1">Private</text:span></text:p>
            <text:p text:style-name="P1"><text:span text:style-name="T1">stabl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4" draw:text-style-name="P2" draw:layer="layout" svg:width="3.048cm" svg:height="2.794cm" svg:x="7.023cm" svg:y="8.234cm">
          <text:p text:style-name="P1"><text:span text:style-name="T1">stabl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 xml:id="id2" draw:id="id2">
          <draw:custom-shape draw:style-name="gr5" draw:text-style-name="P2" draw:layer="layout" svg:width="3.556cm" svg:height="2.667cm" svg:x="11.722cm" svg:y="6.837cm">
            <text:p text:style-name="P1"><text:span text:style-name="T1">Public</text:span></text:p>
            <text:p text:style-name="P1"><text:span text:style-name="T1">dev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5" draw:text-style-name="P2" draw:layer="layout" svg:width="3.556cm" svg:height="2.667cm" svg:x="11.722cm" svg:y="10.647cm">
            <text:p text:style-name="P1"><text:span text:style-name="T1">Private</text:span></text:p>
            <text:p text:style-name="P1"><text:span text:style-name="T1">dev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custom-shape draw:style-name="gr5" draw:text-style-name="P2" xml:id="id4" draw:id="id4" draw:layer="layout" svg:width="3.048cm" svg:height="2.794cm" svg:x="16.802cm" svg:y="8.869cm">
          <text:p text:style-name="P1"><text:span text:style-name="T1">dev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6" draw:layer="layout" svg:width="8.876cm" svg:height="0.962cm" svg:x="1.322cm" svg:y="3.535cm">
          <draw:text-box>
            <text:p>This only read from repository</text:p>
          </draw:text-box>
        </draw:frame>
        <draw:frame draw:style-name="gr6" draw:layer="layout" svg:width="8.812cm" svg:height="1.673cm" svg:x="11.214cm" svg:y="3.281cm">
          <draw:text-box>
            <text:p>This read from repository </text:p>
            <text:p>and update the stable version</text:p>
          </draw:text-box>
        </draw:frame>
        <draw:frame draw:style-name="gr6" draw:layer="layout" svg:width="8.926cm" svg:height="0.962cm" svg:x="11.341cm" svg:y="5.313cm">
          <draw:text-box>
            <text:p>Testing changes from all devs</text:p>
          </draw:text-box>
        </draw:frame>
        <draw:frame draw:style-name="gr6" draw:layer="layout" svg:width="4.9cm" svg:height="0.962cm" svg:x="1.83cm" svg:y="14.711cm">
          <draw:text-box>
            <text:p>Each developer</text:p>
          </draw:text-box>
        </draw:frame>
        <draw:custom-shape draw:style-name="gr7" draw:text-style-name="P1" draw:layer="layout" svg:width="2.032cm" svg:height="2.032cm" svg:x="7.404cm" svg:y="14.7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8" draw:text-style-name="P2" xml:id="id1" draw:id="id1" draw:layer="layout" svg:width="5.969cm" svg:height="4.572cm" svg:x="6.261cm" svg:y="18.267cm">
          <text:p text:style-name="P1"><text:span text:style-name="T1">owner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1" draw:layer="layout" draw:type="curve" svg:x1="12.23cm" svg:y1="20.553cm" svg:x2="15.278cm" svg:y2="10.075cm" draw:start-shape="id1" draw:start-glue-point="7" draw:end-shape="id2" draw:end-glue-point="1" svg:d="m12230 20553c5400 0 3876-10478 3048-10478">
          <text:p/>
        </draw:connector>
        <draw:custom-shape draw:style-name="gr10" draw:text-style-name="P1" xml:id="id3" draw:id="id3" draw:layer="layout" svg:width="2.826cm" svg:height="6.604cm" svg:x="16.924cm" svg:y="15.34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layer="layout" svg:width="2.399cm" svg:height="0.962cm" draw:transform="rotate (1.5707963267949) translate (17.872cm 20.539cm)">
          <draw:text-box>
            <text:p>upload</text:p>
          </draw:text-box>
        </draw:frame>
        <draw:connector draw:style-name="gr12" draw:text-style-name="P1" draw:layer="layout" draw:type="curve" draw:line-skew="1.27cm" svg:x1="9.246cm" svg:y1="22.477cm" svg:x2="18.337cm" svg:y2="21.95cm" draw:start-shape="id1" draw:start-glue-point="6" draw:end-shape="id3" draw:end-glue-point="2" svg:d="m9246 22477c0 3276 9091 3539 9091-527">
          <text:p/>
        </draw:connector>
        <draw:connector draw:style-name="gr12" draw:text-style-name="P1" draw:layer="layout" draw:type="curve" svg:x1="18.337cm" svg:y1="15.346cm" svg:x2="18.326cm" svg:y2="11.442cm" draw:start-shape="id3" draw:start-glue-point="0" draw:end-shape="id4" draw:end-glue-point="6" svg:d="m18337 15346c0-2761-11-810-11-39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draw:marker draw:name="Arrowheads_20_2" draw:display-name="Arrowheads 2" svg:viewBox="0 0 1131 1918" svg:d="m737 1131h394l-564-1131-567 1131h398l-398 787h1131z"/>
    <draw:marker draw:name="Arrowheads_20_3" draw:display-name="Arrowheads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rena Pantano</meta:initial-creator>
    <meta:creation-date>2013-10-30T09:51:51</meta:creation-date>
    <dc:date>2013-10-30T10:10:45</dc:date>
    <dc:creator>Lorena Pantano</dc:creator>
    <meta:editing-duration>PT3M10S</meta:editing-duration>
    <meta:editing-cycles>1</meta:editing-cycles>
    <meta:document-statistic meta:object-count="21"/>
    <meta:generator>LibreOffice/3.4$Unix LibreOffice_project/340m1$Build-602</meta:generator>
  </office:meta>
</office:document-meta>
</file>